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8480000060590F4056C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813cm" svg:x="1.635cm" svg:y="7.985cm">
          <draw:image xlink:href="Pictures/10000001000008480000060590F4056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1T16:50:31.421813300</meta:creation-date>
    <dc:date>2025-10-11T16:50:38.865412600</dc:date>
    <meta:editing-duration>PT7S</meta:editing-duration>
    <meta:editing-cycles>1</meta:editing-cycles>
    <meta:generator>LibreOffice/25.8.1.1$Windows_X86_64 LibreOffice_project/54047653041915e595ad4e45cccea684809c77b5</meta:generator>
    <meta:document-statistic meta:object-count="1"/>
  </office:meta>
</office:document-meta>
</file>